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94000000FD185FA05E6D167837.png" manifest:media-type="image/png"/>
  <manifest:file-entry manifest:full-path="Pictures/10000201000000D200000049AE576A043CF9FA09.png" manifest:media-type="image/png"/>
  <manifest:file-entry manifest:full-path="Pictures/100002010000015A00000049A7C9D42B27622E3B.png" manifest:media-type="image/png"/>
  <manifest:file-entry manifest:full-path="Pictures/10000201000002EE0000005383DAFE04B2F283B2.png" manifest:media-type="image/png"/>
  <manifest:file-entry manifest:full-path="Pictures/10000201000002820000004E66D239465B373971.png" manifest:media-type="image/png"/>
  <manifest:file-entry manifest:full-path="Pictures/100002010000023200000053C245FB9BF1FE34B7.png" manifest:media-type="image/png"/>
  <manifest:file-entry manifest:full-path="Pictures/10000201000003080000005369BC64FF49A723D6.png" manifest:media-type="image/png"/>
  <manifest:file-entry manifest:full-path="Pictures/10000201000002630000004B76622CDDCE67BE71.png" manifest:media-type="image/png"/>
  <manifest:file-entry manifest:full-path="Pictures/10000201000001170000003CE38B35DD16678A40.png" manifest:media-type="image/png"/>
  <manifest:file-entry manifest:full-path="Pictures/10000201000003EB00000053581693052335040E.png" manifest:media-type="image/png"/>
  <manifest:file-entry manifest:full-path="Pictures/100002010000005400000045631D792DD3394198.png" manifest:media-type="image/png"/>
  <manifest:file-entry manifest:full-path="Pictures/10000201000001EA00000053EA13CD638D2360BC.png" manifest:media-type="image/png"/>
  <manifest:file-entry manifest:full-path="Pictures/10000201000002EC00000053AD30ED86EDDD34F7.png" manifest:media-type="image/png"/>
  <manifest:file-entry manifest:full-path="Pictures/10000201000002A500000053D55AD0D60E7EBB5A.png" manifest:media-type="image/png"/>
  <manifest:file-entry manifest:full-path="Pictures/10000201000001F00000004B16353825851D77F5.png" manifest:media-type="image/png"/>
  <manifest:file-entry manifest:full-path="Pictures/10000201000002C100000053C813632072EAE5F5.png" manifest:media-type="image/png"/>
  <manifest:file-entry manifest:full-path="Pictures/100002010000017E00000048A19718FEA1F197C7.png" manifest:media-type="image/png"/>
  <manifest:file-entry manifest:full-path="Pictures/10000201000001DC0000004B552935B5882EB071.png" manifest:media-type="image/png"/>
  <manifest:file-entry manifest:full-path="Pictures/100002010000005B000000454329E126993728D0.png" manifest:media-type="image/png"/>
  <manifest:file-entry manifest:full-path="Pictures/10000201000002AA000000532D966169C121C0FA.png" manifest:media-type="image/png"/>
  <manifest:file-entry manifest:full-path="Pictures/10000201000000E10000004BBEB50A75DF30DB56.png" manifest:media-type="image/png"/>
  <manifest:file-entry manifest:full-path="Pictures/100002010000022E0000003CD6DF01C3106DB8AF.png" manifest:media-type="image/png"/>
  <manifest:file-entry manifest:full-path="Pictures/10000201000001A0000000487DCF4935FD5B7486.png" manifest:media-type="image/png"/>
  <manifest:file-entry manifest:full-path="Pictures/1000020100000404000000533197B378BD4A8C5A.png" manifest:media-type="image/png"/>
  <manifest:file-entry manifest:full-path="Pictures/100002010000011F000000478871843D5E50AD37.png" manifest:media-type="image/png"/>
  <manifest:file-entry manifest:full-path="Pictures/10000201000002950000004B5E35831FE5E2FB61.png" manifest:media-type="image/png"/>
  <manifest:file-entry manifest:full-path="Pictures/10000201000002DC000000530C922CD30908B7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="solid" draw:fill-color="#eeeeee" draw:textarea-horizontal-align="justify" draw:textarea-vertical-align="middle" draw:auto-grow-height="false" fo:min-height="7.651cm" fo:min-width="8.491cm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363cm" fo:min-width="4.935cm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166cm" fo:min-width="4.935cm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753cm" fo:min-width="7.752cm" fo:padding-top="0.009cm" fo:padding-bottom="0.009cm" fo:padding-left="0.009cm" fo:padding-right="0.009cm"/>
    </style:style>
    <style:style style:name="gr5" style:family="graphic" style:parent-style-name="standard">
      <style:graphic-properties draw:stroke="solid" draw:stroke-dash="Fine_20_Dashe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744cm" fo:min-width="3.284cm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157cm" fo:min-width="5.697cm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157cm" fo:min-width="2.141cm" fo:padding-top="0.009cm" fo:padding-bottom="0.009cm" fo:padding-left="0.009cm" fo:padding-right="0.009cm"/>
    </style:style>
    <style:style style:name="gr8" style:family="graphic" style:parent-style-name="standard">
      <style:graphic-properties svg:stroke-color="#dddddd" draw:fill-color="#cccccc" draw:textarea-horizontal-align="justify" draw:textarea-vertical-align="middle" draw:auto-grow-height="false" fo:min-height="0.382cm" fo:min-width="0.953cm"/>
    </style:style>
    <style:style style:name="gr9" style:family="graphic" style:parent-style-name="objectwithoutfill">
      <style:graphic-properties draw:stroke="dash" draw:stroke-dash="Dashed_20__28_var_29_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85cm" fo:min-width="2.031cm" fo:padding-top="0.009cm" fo:padding-bottom="0.009cm" fo:padding-left="0.009cm" fo:padding-right="0.009cm"/>
    </style:style>
    <style:style style:name="gr11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2.203cm" fo:padding-top="0.009cm" fo:padding-bottom="0.009cm" fo:padding-left="0.009cm" fo:padding-right="0.009cm"/>
    </style:style>
    <style:style style:name="gr12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2.136cm" fo:padding-top="0.009cm" fo:padding-bottom="0.009cm" fo:padding-left="0.009cm" fo:padding-right="0.009cm"/>
    </style:style>
    <style:style style:name="gr13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1.785cm" fo:padding-top="0.009cm" fo:padding-bottom="0.009cm" fo:padding-left="0.009cm" fo:padding-right="0.009cm"/>
    </style:style>
    <style:style style:name="gr14" style:family="graphic" style:parent-style-name="standard">
      <style:graphic-properties draw:stroke="solid" svg:stroke-width="0.018cm" svg:stroke-color="#cccccc" draw:marker-start-width="0.227cm" draw:marker-end-width="0.227cm" draw:fill="solid" draw:fill-color="#cccccc" draw:textarea-horizontal-align="justify" draw:textarea-vertical-align="middle" draw:auto-grow-height="false" fo:min-height="0.285cm" fo:min-width="2.014cm" fo:padding-top="0.009cm" fo:padding-bottom="0.009cm" fo:padding-left="0.009cm" fo:padding-right="0.009cm"/>
    </style:style>
    <style:style style:name="gr15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2.892cm" fo:padding-top="0.009cm" fo:padding-bottom="0.009cm" fo:padding-left="0.009cm" fo:padding-right="0.00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08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85cm" fo:min-width="3.122cm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85cm" fo:min-width="1.986cm" fo:padding-top="0.009cm" fo:padding-bottom="0.009cm" fo:padding-left="0.009cm" fo:padding-right="0.009cm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538cm" fo:min-width="0.11cm" fo:padding-top="0.009cm" fo:padding-bottom="0.009cm" fo:padding-left="0.009cm" fo:padding-right="0.009cm"/>
    </style:style>
    <style:style style:name="gr20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2.103cm" fo:padding-top="0.009cm" fo:padding-bottom="0.009cm" fo:padding-left="0.009cm" fo:padding-right="0.009cm"/>
    </style:style>
    <style:style style:name="gr21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2.141cm" fo:padding-top="0.009cm" fo:padding-bottom="0.009cm" fo:padding-left="0.009cm" fo:padding-right="0.009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cccccc" draw:fill-color="#cccccc" draw:textarea-horizontal-align="justify" draw:textarea-vertical-align="middle" draw:auto-grow-height="false" fo:min-height="0.328cm" fo:min-width="0.898cm"/>
    </style:style>
    <style:style style:name="gr24" style:family="graphic" style:parent-style-name="standard">
      <style:graphic-properties svg:stroke-color="#dddddd" draw:fill-color="#cccccc" draw:textarea-horizontal-align="justify" draw:textarea-vertical-align="middle" draw:auto-grow-height="false" fo:min-height="0.288cm" fo:min-width="0.953cm"/>
    </style:style>
    <style:style style:name="gr25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85cm" fo:min-width="1.268cm" fo:padding-top="0.009cm" fo:padding-bottom="0.009cm" fo:padding-left="0.009cm" fo:padding-right="0.009cm"/>
    </style:style>
    <style:style style:name="gr26" style:family="graphic" style:parent-style-name="objectwithoutfill">
      <style:graphic-properties svg:stroke-width="0.018cm" svg:stroke-color="#666666" draw:marker-start-width="0.227cm" draw:marker-end="Symmetric_20_Arrow" draw:marker-end-width="0.327cm" draw:fill="solid" draw:textarea-horizontal-align="center" draw:textarea-vertical-align="middle" fo:padding-top="0.009cm" fo:padding-bottom="0.009cm" fo:padding-left="0.009cm" fo:padding-right="0.009cm"/>
    </style:style>
    <style:style style:name="gr27" style:family="graphic" style:parent-style-name="standard">
      <style:graphic-properties draw:stroke="none" svg:stroke-color="#000000" draw:fill="none" draw:fill-color="#ffffff" fo:min-height="0.239cm"/>
    </style:style>
    <style:style style:name="gr28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horizontal-align="center" draw:textarea-vertical-align="middle" fo:padding-top="0.009cm" fo:padding-bottom="0.009cm" fo:padding-left="0.009cm" fo:padding-right="0.009cm"/>
    </style:style>
    <style:style style:name="gr29" style:family="graphic" style:parent-style-name="standard">
      <style:graphic-properties draw:stroke="none" svg:stroke-color="#000000" draw:fill="none" draw:fill-color="#ffffff" fo:min-height="0.264cm"/>
    </style:style>
    <style:style style:name="gr30" style:family="graphic" style:parent-style-name="standard">
      <style:graphic-properties draw:stroke="none" svg:stroke-color="#000000" draw:fill="none" draw:fill-color="#ffffff" fo:min-height="0.249cm"/>
    </style:style>
    <style:style style:name="P1" style:family="paragraph">
      <loext:graphic-properties draw:fill="solid" draw:fill-color="#eeeeee"/>
      <style:paragraph-properties fo:text-align="center"/>
      <style:text-properties fo:font-size="6pt" style:font-size-asian="6pt" style:font-size-complex="6pt"/>
    </style:style>
    <style:style style:name="P2" style:family="paragraph">
      <loext:graphic-properties draw:fill="solid" draw:fill-color="#dddddd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fo:font-weight="bold" style:font-size-asian="8pt" style:font-size-complex="8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fo:font-weight="bold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8.509cm" svg:height="7.669cm" svg:x="0.381cm" svg:y="0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.953cm" svg:height="0.381cm" svg:x="2.667cm" svg:y="1.0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953cm" svg:height="1.184cm" svg:x="2.667cm" svg:y="1.4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77cm" svg:height="0.771cm" svg:x="0.485cm" svg:y="2.6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302cm" svg:height="0.762cm" svg:x="4.953cm" svg:y="3.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5cm" svg:height="1.175cm" svg:x="1.651cm" svg:y="5.1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2.159cm" svg:height="1.175cm" svg:x="3.302cm" svg:y="6.4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1.905cm" svg:height="0.762cm" svg:x="0.643cm" svg:y="2.6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0.054cm" svg:y1="1.423cm" svg:x2="8.436cm" svg:y2="1.423cm">
          <text:p/>
        </draw:line>
        <draw:line draw:style-name="gr9" draw:text-style-name="P4" draw:layer="layout" svg:x1="0.054cm" svg:y1="2.66cm" svg:x2="8.436cm" svg:y2="2.66cm">
          <text:p/>
        </draw:line>
        <draw:line draw:style-name="gr9" draw:text-style-name="P4" draw:layer="layout" svg:x1="0.054cm" svg:y1="3.493cm" svg:x2="8.436cm" svg:y2="3.493cm">
          <text:p/>
        </draw:line>
        <draw:line draw:style-name="gr9" draw:text-style-name="P4" draw:layer="layout" svg:x1="0.054cm" svg:y1="4.318cm" svg:x2="8.436cm" svg:y2="4.318cm">
          <text:p/>
        </draw:line>
        <draw:custom-shape draw:style-name="gr10" draw:text-style-name="P2" draw:layer="layout" svg:width="2.049cm" svg:height="0.303cm" svg:x="1.536cm" svg:y="0.586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0.054cm" svg:y1="1.012cm" svg:x2="8.436cm" svg:y2="1.012cm">
          <text:p/>
        </draw:line>
        <draw:custom-shape draw:style-name="gr11" draw:text-style-name="P5" draw:layer="layout" svg:width="2.221cm" svg:height="0.303cm" svg:x="5.218cm" svg:y="1.0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154cm" svg:height="0.303cm" svg:x="2.867cm" svg:y="1.0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221cm" svg:height="0.303cm" svg:x="5.218cm" svg:y="1.4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154cm" svg:height="0.303cm" svg:x="2.867cm" svg:y="1.4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221cm" svg:height="0.303cm" svg:x="5.218cm" svg:y="1.8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154cm" svg:height="0.303cm" svg:x="2.867cm" svg:y="1.8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221cm" svg:height="0.303cm" svg:x="5.218cm" svg:y="2.3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154cm" svg:height="0.303cm" svg:x="2.867cm" svg:y="2.3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803cm" svg:height="0.303cm" svg:x="2.842cm" svg:y="2.7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803cm" svg:height="0.303cm" svg:x="2.842cm" svg:y="3.1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032cm" svg:height="0.303cm" svg:x="0.516cm" svg:y="2.9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803cm" svg:height="0.303cm" svg:x="5.218cm" svg:y="3.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91cm" svg:height="0.303cm" svg:x="5.218cm" svg:y="3.928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0.054cm" svg:y1="4.733cm" svg:x2="8.436cm" svg:y2="4.733cm">
          <text:p/>
        </draw:line>
        <draw:line draw:style-name="gr9" draw:text-style-name="P4" draw:layer="layout" svg:x1="0.054cm" svg:y1="5.148cm" svg:x2="8.436cm" svg:y2="5.148cm">
          <text:p/>
        </draw:line>
        <draw:frame draw:style-name="gr16" draw:text-style-name="P6" draw:layer="layout" svg:width="0.108cm" svg:height="0.239cm" svg:x="0.136cm" svg:y="1.108cm">
          <draw:text-box>
            <text:p><text:span text:style-name="T1">1</text:span></text:p>
          </draw:text-box>
        </draw:frame>
        <draw:frame draw:style-name="gr16" draw:text-style-name="P6" draw:layer="layout" svg:width="0.108cm" svg:height="0.239cm" svg:x="0.136cm" svg:y="1.976cm">
          <draw:text-box>
            <text:p><text:span text:style-name="T1">2</text:span></text:p>
          </draw:text-box>
        </draw:frame>
        <draw:frame draw:style-name="gr16" draw:text-style-name="P6" draw:layer="layout" svg:width="0.108cm" svg:height="0.239cm" svg:x="0.136cm" svg:y="2.97cm">
          <draw:text-box>
            <text:p><text:span text:style-name="T1">3</text:span></text:p>
          </draw:text-box>
        </draw:frame>
        <draw:frame draw:style-name="gr16" draw:text-style-name="P6" draw:layer="layout" svg:width="0.108cm" svg:height="0.239cm" svg:x="0.136cm" svg:y="3.776cm">
          <draw:text-box>
            <text:p><text:span text:style-name="T1">4</text:span></text:p>
          </draw:text-box>
        </draw:frame>
        <draw:frame draw:style-name="gr16" draw:text-style-name="P6" draw:layer="layout" svg:width="0.108cm" svg:height="0.239cm" svg:x="0.136cm" svg:y="4.412cm">
          <draw:text-box>
            <text:p><text:span text:style-name="T1">5</text:span></text:p>
          </draw:text-box>
        </draw:frame>
        <draw:custom-shape draw:style-name="gr17" draw:text-style-name="P2" xml:id="id8" draw:id="id8" draw:layer="layout" svg:width="3.14cm" svg:height="0.303cm" svg:x="3.164cm" svg:y="4.383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0.108cm" svg:height="0.239cm" svg:x="0.136cm" svg:y="4.828cm">
          <draw:text-box>
            <text:p><text:span text:style-name="T1">6</text:span></text:p>
          </draw:text-box>
        </draw:frame>
        <draw:custom-shape draw:style-name="gr18" draw:text-style-name="P2" draw:layer="layout" svg:width="2.004cm" svg:height="0.303cm" svg:x="3.157cm" svg:y="4.792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0.108cm" svg:height="0.239cm" svg:x="0.136cm" svg:y="5.66cm">
          <draw:text-box>
            <text:p><text:span text:style-name="T1">7</text:span></text:p>
          </draw:text-box>
        </draw:frame>
        <draw:custom-shape draw:style-name="gr19" draw:text-style-name="P7" draw:layer="layout" svg:width="0.254cm" svg:height="0.635cm" svg:x="4.297cm" svg:y="0.38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0.254cm" svg:height="0.635cm" svg:x="6.699cm" svg:y="0.3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5" draw:layer="layout" svg:width="2.121cm" svg:height="0.303cm" svg:x="1.751cm" svg:y="5.961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0.054cm" svg:y1="6.393cm" svg:x2="8.436cm" svg:y2="6.393cm">
          <text:p/>
        </draw:line>
        <draw:custom-shape draw:style-name="gr21" draw:text-style-name="P5" draw:layer="layout" svg:width="2.159cm" svg:height="0.303cm" svg:x="5.091cm" svg:y="5.961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0.22cm" svg:height="0.167cm" svg:x="4.309cm" svg:y="0.141cm">
          <draw:image xlink:href="Pictures/100002010000005B000000454329E126993728D0.png" xlink:type="simple" xlink:show="embed" xlink:actuate="onLoad" loext:mime-type="image/png">
            <text:p/>
          </draw:image>
        </draw:frame>
        <draw:frame draw:style-name="gr22" draw:text-style-name="P8" draw:layer="layout" svg:width="0.203cm" svg:height="0.167cm" svg:x="6.72cm" svg:y="0.141cm">
          <draw:image xlink:href="Pictures/100002010000005400000045631D792DD3394198.png" xlink:type="simple" xlink:show="embed" xlink:actuate="onLoad" loext:mime-type="image/png">
            <text:p/>
          </draw:image>
        </draw:frame>
        <draw:frame draw:style-name="gr22" draw:text-style-name="P8" draw:layer="layout" svg:width="1.344cm" svg:height="0.227cm" svg:x="3.126cm" svg:y="1.533cm">
          <draw:image xlink:href="Pictures/10000201000001EA00000053EA13CD638D2360BC.png" xlink:type="simple" xlink:show="embed" xlink:actuate="onLoad" loext:mime-type="image/png">
            <text:p/>
          </draw:image>
        </draw:frame>
        <draw:frame draw:style-name="gr22" draw:text-style-name="P8" draw:layer="layout" svg:width="1.738cm" svg:height="0.213cm" svg:x="3.131cm" svg:y="1.95cm">
          <draw:image xlink:href="Pictures/10000201000002A500000053D55AD0D60E7EBB5A.png" xlink:type="simple" xlink:show="embed" xlink:actuate="onLoad" loext:mime-type="image/png">
            <text:p/>
          </draw:image>
        </draw:frame>
        <draw:frame draw:style-name="gr22" draw:text-style-name="P8" draw:layer="layout" svg:width="1.704cm" svg:height="0.2cm" svg:x="3.103cm" svg:y="2.358cm">
          <draw:image xlink:href="Pictures/10000201000002C100000053C813632072EAE5F5.png" xlink:type="simple" xlink:show="embed" xlink:actuate="onLoad" loext:mime-type="image/png">
            <text:p/>
          </draw:image>
        </draw:frame>
        <draw:frame draw:style-name="gr22" draw:text-style-name="P8" draw:layer="layout" svg:width="0.776cm" svg:height="0.167cm" svg:x="1.758cm" svg:y="0.663cm">
          <draw:image xlink:href="Pictures/10000201000001170000003CE38B35DD16678A40.png" xlink:type="simple" xlink:show="embed" xlink:actuate="onLoad" loext:mime-type="image/png">
            <text:p/>
          </draw:image>
        </draw:frame>
        <draw:frame draw:style-name="gr22" draw:text-style-name="P8" draw:layer="layout" svg:width="1.643cm" svg:height="0.199cm" svg:x="0.707cm" svg:y="2.981cm">
          <draw:image xlink:href="Pictures/10000201000002820000004E66D239465B373971.png" xlink:type="simple" xlink:show="embed" xlink:actuate="onLoad" loext:mime-type="image/png">
            <text:p/>
          </draw:image>
        </draw:frame>
        <draw:custom-shape draw:style-name="gr23" draw:text-style-name="P3" xml:id="id6" draw:id="id6" draw:layer="layout" svg:width="1.796cm" svg:height="0.654cm" svg:x="5.479cm" svg:y="2.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8" draw:layer="layout" svg:width="1.016cm" svg:height="0.191cm" svg:x="5.861cm" svg:y="2.956cm">
          <draw:image xlink:href="Pictures/100002010000017E00000048A19718FEA1F197C7.png" xlink:type="simple" xlink:show="embed" xlink:actuate="onLoad" loext:mime-type="image/png">
            <text:p/>
          </draw:image>
        </draw:frame>
        <draw:frame draw:style-name="gr22" draw:text-style-name="P8" draw:layer="layout" svg:width="1.156cm" svg:height="0.175cm" svg:x="3.026cm" svg:y="2.781cm">
          <draw:image xlink:href="Pictures/10000201000001F00000004B16353825851D77F5.png" xlink:type="simple" xlink:show="embed" xlink:actuate="onLoad" loext:mime-type="image/png">
            <text:p/>
          </draw:image>
        </draw:frame>
        <draw:frame draw:style-name="gr22" draw:text-style-name="P8" draw:layer="layout" svg:width="1.488cm" svg:height="0.22cm" svg:x="5.316cm" svg:y="1.54cm">
          <draw:image xlink:href="Pictures/100002010000023200000053C245FB9BF1FE34B7.png" xlink:type="simple" xlink:show="embed" xlink:actuate="onLoad" loext:mime-type="image/png">
            <text:p/>
          </draw:image>
        </draw:frame>
        <draw:frame draw:style-name="gr22" draw:text-style-name="P8" draw:layer="layout" svg:width="1.982cm" svg:height="0.219cm" svg:x="5.33cm" svg:y="1.94cm">
          <draw:image xlink:href="Pictures/10000201000002EE0000005383DAFE04B2F283B2.png" xlink:type="simple" xlink:show="embed" xlink:actuate="onLoad" loext:mime-type="image/png">
            <text:p/>
          </draw:image>
        </draw:frame>
        <draw:frame draw:style-name="gr22" draw:text-style-name="P8" draw:layer="layout" svg:width="1.892cm" svg:height="0.202cm" svg:x="5.289cm" svg:y="2.356cm">
          <draw:image xlink:href="Pictures/10000201000003080000005369BC64FF49A723D6.png" xlink:type="simple" xlink:show="embed" xlink:actuate="onLoad" loext:mime-type="image/png">
            <text:p/>
          </draw:image>
        </draw:frame>
        <draw:frame draw:style-name="gr22" draw:text-style-name="P8" draw:layer="layout" svg:width="1.109cm" svg:height="0.175cm" svg:x="2.99cm" svg:y="3.179cm">
          <draw:image xlink:href="Pictures/10000201000001DC0000004B552935B5882EB071.png" xlink:type="simple" xlink:show="embed" xlink:actuate="onLoad" loext:mime-type="image/png">
            <text:p/>
          </draw:image>
        </draw:frame>
        <draw:frame draw:style-name="gr22" draw:text-style-name="P8" draw:layer="layout" svg:width="1.131cm" svg:height="0.196cm" svg:x="5.432cm" svg:y="3.61cm">
          <draw:image xlink:href="Pictures/10000201000001A0000000487DCF4935FD5B7486.png" xlink:type="simple" xlink:show="embed" xlink:actuate="onLoad" loext:mime-type="image/png">
            <text:p/>
          </draw:image>
        </draw:frame>
        <draw:frame draw:style-name="gr22" draw:text-style-name="P8" draw:layer="layout" svg:width="2.688cm" svg:height="0.222cm" svg:x="5.381cm" svg:y="3.956cm">
          <draw:image xlink:href="Pictures/10000201000003EB00000053581693052335040E.png" xlink:type="simple" xlink:show="embed" xlink:actuate="onLoad" loext:mime-type="image/png">
            <text:p/>
          </draw:image>
        </draw:frame>
        <draw:frame draw:style-name="gr22" draw:text-style-name="P8" draw:layer="layout" svg:width="2.77cm" svg:height="0.223cm" svg:x="3.329cm" svg:y="4.445cm">
          <draw:image xlink:href="Pictures/1000020100000404000000533197B378BD4A8C5A.png" xlink:type="simple" xlink:show="embed" xlink:actuate="onLoad" loext:mime-type="image/png">
            <text:p/>
          </draw:image>
        </draw:frame>
        <draw:frame draw:style-name="gr22" draw:text-style-name="P8" draw:layer="layout" svg:width="1.654cm" svg:height="0.178cm" svg:x="3.308cm" svg:y="4.88cm">
          <draw:image xlink:href="Pictures/100002010000022E0000003CD6DF01C3106DB8AF.png" xlink:type="simple" xlink:show="embed" xlink:actuate="onLoad" loext:mime-type="image/png">
            <text:p/>
          </draw:image>
        </draw:frame>
        <draw:frame draw:style-name="gr22" draw:text-style-name="P8" xml:id="id2" draw:id="id2" draw:layer="layout" svg:width="1.817cm" svg:height="0.223cm" svg:x="1.785cm" svg:y="6cm">
          <draw:image xlink:href="Pictures/10000201000002630000004B76622CDDCE67BE71.png" xlink:type="simple" xlink:show="embed" xlink:actuate="onLoad" loext:mime-type="image/png">
            <text:p/>
          </draw:image>
        </draw:frame>
        <draw:frame draw:style-name="gr22" draw:text-style-name="P8" xml:id="id3" draw:id="id3" draw:layer="layout" svg:width="1.883cm" svg:height="0.213cm" svg:x="5.207cm" svg:y="6.01cm">
          <draw:image xlink:href="Pictures/10000201000002950000004B5E35831FE5E2FB61.png" xlink:type="simple" xlink:show="embed" xlink:actuate="onLoad" loext:mime-type="image/png">
            <text:p/>
          </draw:image>
        </draw:frame>
        <draw:frame draw:style-name="gr22" draw:text-style-name="P8" draw:layer="layout" svg:width="1.819cm" svg:height="0.221cm" svg:x="2.953cm" svg:y="1.13cm">
          <draw:image xlink:href="Pictures/10000201000002AA000000532D966169C121C0FA.png" xlink:type="simple" xlink:show="embed" xlink:actuate="onLoad" loext:mime-type="image/png">
            <text:p/>
          </draw:image>
        </draw:frame>
        <draw:frame draw:style-name="gr22" draw:text-style-name="P8" draw:layer="layout" svg:width="1.905cm" svg:height="0.216cm" svg:x="5.325cm" svg:y="1.122cm">
          <draw:image xlink:href="Pictures/10000201000002DC000000530C922CD30908B706.png" xlink:type="simple" xlink:show="embed" xlink:actuate="onLoad" loext:mime-type="image/png">
            <text:p/>
          </draw:image>
        </draw:frame>
        <draw:custom-shape draw:style-name="gr8" draw:text-style-name="P3" xml:id="id11" draw:id="id11" draw:layer="layout" svg:width="1.905cm" svg:height="0.762cm" svg:x="3.443cm" svg:y="6.7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8" draw:layer="layout" svg:width="0.539cm" svg:height="0.179cm" svg:x="4.135cm" svg:y="7.114cm">
          <draw:image xlink:href="Pictures/10000201000000E10000004BBEB50A75DF30DB56.png" xlink:type="simple" xlink:show="embed" xlink:actuate="onLoad" loext:mime-type="image/png">
            <text:p/>
          </draw:image>
        </draw:frame>
        <draw:custom-shape draw:style-name="gr24" draw:text-style-name="P3" xml:id="id1" draw:id="id1" draw:layer="layout" svg:width="1.905cm" svg:height="0.574cm" svg:x="3.524cm" svg:y="5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8" draw:layer="layout" svg:width="0.852cm" svg:height="0.211cm" svg:x="4.081cm" svg:y="5.423cm">
          <draw:image xlink:href="Pictures/100002010000011F000000478871843D5E50AD37.png" xlink:type="simple" xlink:show="embed" xlink:actuate="onLoad" loext:mime-type="image/png">
            <text:p/>
          </draw:image>
        </draw:frame>
        <draw:custom-shape draw:style-name="gr25" draw:text-style-name="P5" draw:layer="layout" svg:width="1.286cm" svg:height="0.303cm" svg:x="3.718cm" svg:y="6.474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1.055cm" svg:height="0.222cm" svg:x="3.768cm" svg:y="6.528cm">
          <draw:image xlink:href="Pictures/100002010000015A00000049A7C9D42B27622E3B.png" xlink:type="simple" xlink:show="embed" xlink:actuate="onLoad" loext:mime-type="image/png">
            <text:p/>
          </draw:image>
        </draw:frame>
        <draw:frame draw:style-name="gr22" draw:text-style-name="P8" draw:layer="layout" svg:width="0.637cm" svg:height="0.221cm" svg:x="2.791cm" svg:y="0.636cm">
          <draw:image xlink:href="Pictures/10000201000000D200000049AE576A043CF9FA09.png" xlink:type="simple" xlink:show="embed" xlink:actuate="onLoad" loext:mime-type="image/png">
            <text:p/>
          </draw:image>
        </draw:frame>
        <draw:connector draw:style-name="gr26" draw:text-style-name="P4" draw:layer="layout" svg:x1="3.524cm" svg:y1="5.519cm" svg:x2="2.693cm" svg:y2="6cm" draw:start-shape="id1" draw:start-glue-point="5" draw:end-shape="id2" draw:end-glue-point="0" svg:d="M3524 5519h-831v481" svg:viewBox="0 0 832 482">
          <text:p/>
        </draw:connector>
        <draw:connector draw:style-name="gr26" draw:text-style-name="P9" draw:layer="layout" svg:x1="5.429cm" svg:y1="5.519cm" svg:x2="6.148cm" svg:y2="6.01cm" draw:start-shape="id1" draw:start-glue-point="7" draw:end-shape="id3" draw:end-glue-point="0" svg:d="M5429 5519h719v491" svg:viewBox="0 0 720 492">
          <text:p/>
        </draw:connector>
        <draw:frame draw:style-name="gr27" draw:text-style-name="P10" draw:layer="layout" svg:width="0.254cm" svg:height="0.239cm" svg:x="5.742cm" svg:y="5.534cm">
          <draw:text-box>
            <text:p><text:span text:style-name="T2">1</text:span></text:p>
          </draw:text-box>
        </draw:frame>
        <draw:frame draw:style-name="gr27" draw:text-style-name="P10" draw:layer="layout" svg:width="0.214cm" svg:height="0.239cm" svg:x="3.13cm" svg:y="5.519cm">
          <draw:text-box>
            <text:p><text:span text:style-name="T2">0</text:span></text:p>
          </draw:text-box>
        </draw:frame>
        <draw:frame draw:style-name="gr16" draw:text-style-name="P6" draw:layer="layout" svg:width="0.108cm" svg:height="0.239cm" svg:x="0.136cm" svg:y="6.86cm">
          <draw:text-box>
            <text:p><text:span text:style-name="T1">8</text:span></text:p>
          </draw:text-box>
        </draw:frame>
        <draw:connector draw:style-name="gr28" draw:text-style-name="P4" draw:layer="layout" svg:x1="1.596cm" svg:y1="3.447cm" svg:x2="3.302cm" svg:y2="7.005cm" draw:start-shape="id4" draw:start-glue-point="6" draw:end-shape="id5" draw:end-glue-point="3" svg:d="M1596 3447v3558h1706" svg:viewBox="0 0 1707 3559">
          <text:p/>
        </draw:connector>
        <draw:connector draw:style-name="gr28" draw:text-style-name="P4" draw:layer="layout" draw:line-skew="-0.128cm" svg:x1="7.275cm" svg:y1="3.057cm" svg:x2="8.255cm" svg:y2="3.901cm" draw:start-shape="id6" draw:start-glue-point="7" draw:end-shape="id7" draw:end-glue-point="1" svg:d="M7275 3057h1361v844h-381" svg:viewBox="0 0 1362 845">
          <text:p/>
        </draw:connector>
        <draw:frame draw:style-name="gr29" draw:text-style-name="P10" draw:layer="layout" svg:width="0.371cm" svg:height="0.264cm" svg:x="7.63cm" svg:y="3.084cm">
          <draw:text-box>
            <text:p><text:span text:style-name="T2">Yes</text:span></text:p>
          </draw:text-box>
        </draw:frame>
        <draw:connector draw:style-name="gr28" draw:text-style-name="P4" draw:layer="layout" svg:x1="5.479cm" svg:y1="3.057cm" svg:x2="4.734cm" svg:y2="4.383cm" draw:start-shape="id6" draw:start-glue-point="5" draw:end-shape="id8" draw:end-glue-point="0" svg:d="M5479 3057h-745v1326" svg:viewBox="0 0 746 1327">
          <text:p/>
        </draw:connector>
        <draw:frame draw:style-name="gr29" draw:text-style-name="P10" draw:layer="layout" svg:width="0.371cm" svg:height="0.264cm" svg:x="4.931cm" svg:y="3.084cm">
          <draw:text-box>
            <text:p><text:span text:style-name="T2">No</text:span></text:p>
          </draw:text-box>
        </draw:frame>
        <draw:connector draw:style-name="gr28" draw:text-style-name="P4" draw:layer="layout" svg:x1="2.667cm" svg:y1="2.048cm" svg:x2="1.596cm" svg:y2="2.685cm" draw:start-shape="id9" draw:start-glue-point="3" draw:end-shape="id4" draw:end-glue-point="4" svg:d="M2667 2048h-1071v637" svg:viewBox="0 0 1072 638">
          <text:p/>
        </draw:connector>
        <draw:connector draw:style-name="gr28" draw:text-style-name="P4" draw:layer="layout" draw:line-skew="0.635cm" svg:x1="5.306cm" svg:y1="7.181cm" svg:x2="7.62cm" svg:y2="1.215cm" draw:end-shape="id10" draw:end-glue-point="1" svg:d="M5306 7181h3457v-5966h-1143" svg:viewBox="0 0 3458 5967">
          <text:p/>
        </draw:connector>
        <draw:frame draw:style-name="gr27" draw:text-style-name="P10" draw:layer="layout" svg:width="2.672cm" svg:height="0.239cm" svg:x="0.076cm" svg:y="0.184cm">
          <draw:text-box>
            <text:p><text:span text:style-name="T2">(a) </text:span><text:span text:style-name="T2">Initi</text:span><text:span text:style-name="T2">atio</text:span><text:span text:style-name="T2">n </text:span><text:span text:style-name="T2">Inte</text:span><text:span text:style-name="T2">rval </text:span><text:span text:style-name="T2">(II) </text:span><text:span text:style-name="T2">= 1</text:span></text:p>
          </draw:text-box>
        </draw:frame>
        <draw:frame draw:style-name="gr27" draw:text-style-name="P10" draw:layer="layout" svg:width="2.672cm" svg:height="0.239cm" svg:x="0.076cm" svg:y="8.185cm">
          <draw:text-box>
            <text:p><text:span text:style-name="T2">(b) Iteration Latency (IL) = 8</text:span></text:p>
          </draw:text-box>
        </draw:frame>
        <draw:frame draw:style-name="gr27" draw:text-style-name="P10" draw:layer="layout" svg:width="0.869cm" svg:height="0.239cm" svg:x="7.404cm" svg:y="2.763cm">
          <draw:text-box>
            <text:p><text:span text:style-name="T2">Overflow</text:span></text:p>
          </draw:text-box>
        </draw:frame>
        <draw:frame draw:style-name="gr30" draw:text-style-name="P10" draw:layer="layout" svg:width="1.011cm" svg:height="0.249cm" svg:x="7.112cm" svg:y="3.561cm">
          <draw:text-box>
            <text:p><text:span text:style-name="T2">Correction</text:span></text:p>
          </draw:text-box>
        </draw:frame>
        <draw:frame draw:style-name="gr29" draw:text-style-name="P10" draw:layer="layout" svg:width="0.371cm" svg:height="0.264cm" svg:x="1.632cm" svg:y="3.784cm">
          <draw:text-box>
            <text:p><text:span text:style-name="T2">No</text:span></text:p>
          </draw:text-box>
        </draw:frame>
        <draw:custom-shape draw:style-name="gr17" draw:text-style-name="P2" xml:id="id12" draw:id="id12" draw:layer="layout" svg:width="3.14cm" svg:height="0.303cm" svg:x="2.826cm" svg:y="8.681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563cm" svg:height="0.769cm" svg:x="2.593cm" svg:y="9.342cm">
          <draw:image xlink:href="Pictures/1000020100000494000000FD185FA05E6D167837.png" xlink:type="simple" xlink:show="embed" xlink:actuate="onLoad" loext:mime-type="image/png">
            <text:p/>
          </draw:image>
        </draw:frame>
        <draw:frame draw:style-name="gr22" draw:text-style-name="P8" draw:layer="layout" svg:width="2.151cm" svg:height="0.239cm" svg:x="3.318cm" svg:y="8.717cm">
          <draw:image xlink:href="Pictures/10000201000002EC00000053AD30ED86EDDD34F7.png" xlink:type="simple" xlink:show="embed" xlink:actuate="onLoad" loext:mime-type="image/png">
            <text:p/>
          </draw:image>
        </draw:frame>
        <draw:frame draw:style-name="gr29" draw:text-style-name="P10" draw:layer="layout" svg:width="0.371cm" svg:height="0.264cm" svg:x="5.531cm" svg:y="6.884cm">
          <draw:text-box>
            <text:p><text:span text:style-name="T2">Yes</text:span></text:p>
          </draw:text-box>
        </draw:frame>
        <draw:connector draw:style-name="gr28" draw:text-style-name="P4" draw:layer="layout" svg:x1="4.396cm" svg:y1="7.55cm" svg:x2="4.396cm" svg:y2="8.681cm" draw:start-shape="id11" draw:start-glue-point="6" draw:end-shape="id12" draw:end-glue-point="0" svg:d="M4396 7550v1131" svg:viewBox="0 0 1 1132">
          <text:p/>
        </draw:connector>
        <draw:frame draw:style-name="gr29" draw:text-style-name="P10" draw:layer="layout" svg:width="0.371cm" svg:height="0.264cm" svg:x="4.532cm" svg:y="7.684cm">
          <draw:text-box>
            <text:p><text:span text:style-name="T2">No</text:span></text:p>
          </draw:text-box>
        </draw:frame>
        <draw:frame draw:style-name="gr29" draw:text-style-name="P11" draw:layer="layout" svg:width="0.371cm" svg:height="0.264cm" svg:x="0cm" svg:y="0.684cm">
          <draw:text-box>
            <text:p><text:span text:style-name="T3">Cl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21T13:26:28.571925660</dc:date>
    <meta:editing-duration>PT3H47M14S</meta:editing-duration>
    <meta:editing-cycles>18</meta:editing-cycles>
    <meta:generator>LibreOffice/6.2.8.2$Linux_X86_64 LibreOffice_project/20$Build-2</meta:generator>
    <meta:document-statistic meta:object-count="96"/>
  </office:meta>
</office:document-meta>
</file>